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adornments="Grassetto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5f_gramm">S -&gt; diagram DIAGRAM_TYPE nome_diagramma { PACKAGES_DEFINITIONS }</text:p>
      <text:p text:style-name="_5f_rule">S[0].plist := null</text:p>
      <text:p text:style-name="_5f_rule">PACKAGES_DEFINITIONS[5].plist := S[0].plist</text:p>
      <text:p text:style-name="_5f_rule">S[0].rplist := PACKAGES_DEFINITIONS[5].rplist</text:p>
      <text:p text:style-name="_5f_rule">S[0].error := PACKAGES_DEFINITIONS[5].error </text:p>
      <text:p text:style-name="Standard"/>
      <text:p text:style-name="_5f_gramm">DIAGRAM_TYPE -&gt; uml</text:p>
      <text:p text:style-name="_5f_gramm"/>
      <text:p text:style-name="_5f_gramm">PACKAGES_DEFINITIONS -&gt; PACKAGE_DEFINITION PACKAGES_DEFINITIONS</text:p>
      <text:p text:style-name="_5f_rule">PACKAGE_DEFINITION[1].plist := PACKAGES_DEFINITIONS[0].plist</text:p>
      <text:p text:style-name="_5f_rule">PACKAGES_DEFINITIONS[2].plist:= PACKAGE_DEFINITION[1].rplist</text:p>
      <text:p text:style-name="_5f_rule">PACKAGES_DEFINITIONS[0].rplist:= PACKAGE_DEFINITION[2].rplist</text:p>
      <text:p text:style-name="_5f_rule">PACKAGES_DEFINITIONS[0].error:= or(PACKAGE_DEFINITION[2].error,PACKAGES_DEFINITIONS[2].error)</text:p>
      <text:p text:style-name="_5f_rule"/>
      <text:p text:style-name="_5f_gramm">PACKAGE_DEFINITION -&gt; package nome_package { CLASSES_DEFINITIONS }</text:p>
      <text:p text:style-name="_5f_rule">PACKAGE_DEFINITION[0].errore:= exist(package_name[2].value,PACKAGE_DEFINITION[0].plist)</text:p>
      <text:p text:style-name="_5f_rule">PACKAGE_DEFINITION[0].rplist:= push(package_name[2].value,PACKAGE_DEFINITION[0].plist)</text:p>
      <text:p text:style-name="_5f_rule"/>
      <text:p text:style-name="_5f_gramm">PACKAGES_DEFINITIONS -&gt; epsilon</text:p>
      <text:p text:style-name="_5f_rule">PACKAGES_DEFINITIONS[0].rplist := <text:s/>PACKAGES_DEFINITIONS[0].plist</text:p>
      <text:p text:style-name="_5f_rule">PACKAGES_DEFINITIONS[2].error := <text:s/>false</text:p>
      <text:p text:style-name="_5f_gramm"/>
      <text:p text:style-name="_5f_gramm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adornments="Grassetto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5f_gramm" style:display-name="_gramm" style:family="paragraph" style:parent-style-name="Standard">
      <style:text-properties style:font-name="Bitstream Vera Sans Mono" fo:font-weight="bold"/>
    </style:style>
    <style:style style:name="_5f_rule" style:display-name="_rule" style:family="paragraph" style:parent-style-name="Standard" style:master-page-name="">
      <style:paragraph-properties fo:margin-left="1cm" fo:margin-right="0cm" fo:text-indent="0cm" style:auto-text-indent="false"/>
      <style:text-properties style:font-name="Bitstream Vera Sans Mono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io Riva</meta:initial-creator>
    <meta:creation-date>2007-01-04T12:01:29</meta:creation-date>
    <dc:creator>Antonio Riva</dc:creator>
    <dc:date>2007-01-04T12:10:59</dc:date>
    <dc:language>it-IT</dc:language>
    <meta:editing-cycles>3</meta:editing-cycles>
    <meta:editing-duration>PT9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28" meta:character-count="944"/>
  </office:meta>
</office:document-meta>
</file>